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10"/>
    <style:style style:name="P14" style:family="paragraph" style:parent-style-name="Text_20_body" style:list-style-name="L10">
      <style:paragraph-properties fo:margin-top="0cm" fo:margin-bottom="0cm" style:contextual-spacing="false"/>
    </style:style>
    <style:style style:name="P15" style:family="paragraph" style:parent-style-name="Text_20_body" style:list-style-name="L11"/>
    <style:style style:name="P16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72350423" text:style-name="L1">
        <text:list-item>
          <text:p text:style-name="P1">Трудовое право:</text:p>
        </text:list-item>
      </text:list>
      <text:list xml:id="list1409523197" text:style-name="L2">
        <text:list-item>
          <text:p text:style-name="P3">Регулирует трудовые отношения и связанные с ними отношения.</text:p>
        </text:list-item>
        <text:list-item>
          <text:p text:style-name="P3">Труд - целесообразная деятельность для получения благ.</text:p>
        </text:list-item>
        <text:list-item>
          <text:p text:style-name="P3">Метод трудового права: смешанный (императивно-диспозитивный).</text:p>
        </text:list-item>
        <text:list-item>
          <text:p text:style-name="P2">Основной источник - Трудовой кодекс РФ.</text:p>
        </text:list-item>
      </text:list>
      <text:list xml:id="list2712307470" text:style-name="L3">
        <text:list-item>
          <text:p text:style-name="P4">Трудовой договор:</text:p>
        </text:list-item>
      </text:list>
      <text:list xml:id="list192222030" text:style-name="L4">
        <text:list-item>
          <text:p text:style-name="P6">Соглашение между работодателем и работником.</text:p>
        </text:list-item>
        <text:list-item>
          <text:p text:style-name="P6">Работодатель обязуется предоставить работу и условия труда, выплачивать заработную плату.</text:p>
        </text:list-item>
        <text:list-item>
          <text:p text:style-name="P6">Работник обязуется выполнять трудовые функции, соблюдать правила.</text:p>
        </text:list-item>
        <text:list-item>
          <text:p text:style-name="P6">Условия делятся на обязательные и факультативные.</text:p>
        </text:list-item>
        <text:list-item>
          <text:p text:style-name="P5">Может быть заключен на определенный или неопределенный срок.</text:p>
        </text:list-item>
      </text:list>
      <text:list xml:id="list3454570370" text:style-name="L5">
        <text:list-item>
          <text:p text:style-name="P7">Процедура приема на работу:</text:p>
        </text:list-item>
      </text:list>
      <text:list xml:id="list3477441875" text:style-name="L6">
        <text:list-item>
          <text:p text:style-name="P9">Заключение трудового договора.</text:p>
        </text:list-item>
        <text:list-item>
          <text:p text:style-name="P9">Издание приказа о приеме на работу.</text:p>
        </text:list-item>
        <text:list-item>
          <text:p text:style-name="P8">Оформление трудовой книжки.</text:p>
        </text:list-item>
      </text:list>
      <text:list xml:id="list3091866742" text:style-name="L7">
        <text:list-item>
          <text:p text:style-name="P10">Прекращение трудового договора:</text:p>
        </text:list-item>
      </text:list>
      <text:list xml:id="list2329513885" text:style-name="L8">
        <text:list-item>
          <text:p text:style-name="P12">Соглашение сторон.</text:p>
        </text:list-item>
        <text:list-item>
          <text:p text:style-name="P12">Истечение срока договора.</text:p>
        </text:list-item>
        <text:list-item>
          <text:p text:style-name="P12">Расторжение по инициативе работника или работодателя.</text:p>
        </text:list-item>
        <text:list-item>
          <text:p text:style-name="P12">Перевод или выборная должность.</text:p>
        </text:list-item>
        <text:list-item>
          <text:p text:style-name="P11">Отказ работника от работы в связи с изменениями в организации.</text:p>
        </text:list-item>
      </text:list>
      <text:p text:style-name="Standard"/>
      <text:list xml:id="list381323412" text:style-name="L10">
        <text:list-item>
          <text:p text:style-name="P14">Трудовой договор может быть расторгнут работодателем в различных случаях, включая ликвидацию организации, сокращение численности работников, недостаточную квалификацию или нарушение трудовых обязанностей.</text:p>
        </text:list-item>
        <text:list-item>
          <text:p text:style-name="P14">Рабочее время включает время выполнения трудовых обязанностей и другие периоды, определенные законодательством, включая перерывы и отпуска.</text:p>
        </text:list-item>
        <text:list-item>
          <text:p text:style-name="P14">Сверхурочная работа - работа, выполняемая за пределами установленной продолжительности рабочего времени, может быть привлечена с согласия или без согласия работника.</text:p>
        </text:list-item>
        <text:list-item>
          <text:p text:style-name="P14">Режим рабочего времени определяет порядок распределения рабочего времени в рамках определенного периода.</text:p>
        </text:list-item>
        <text:list-item>
          <text:p text:style-name="P14">Время отдыха - период, когда работник свободен от трудовых обязанностей.</text:p>
        </text:list-item>
        <text:list-item>
          <text:p text:style-name="P14">Отпуск - ежегодный непрерывный отдых с сохранением места работы и среднего заработка.</text:p>
        </text:list-item>
        <text:list-item>
          <text:p text:style-name="P14">Заработная плата зависит от квалификации, сложности, количества и качества работы, а также может включать компенсационные и стимулирующие выплаты.</text:p>
        </text:list-item>
        <text:list-item>
          <text:p text:style-name="P14">Система основных государственных гарантий заработной платы включает минимальный размер оплаты труда, меры по повышению уровня заработной платы, ограничения оплаты в натуральной форме, обеспечение выплаты в случае прекращения деятельности работодателя и ответственность работодателей за <text:soft-page-break/>нарушение трудового законодательства.</text:p>
        </text:list-item>
        <text:list-item>
          <text:p text:style-name="P13">Работодатели могут использовать тарифные и бестарифные системы оплаты труда.</text:p>
        </text:list-item>
      </text:list>
      <text:list xml:id="list2241062823" text:style-name="L11">
        <text:list-item>
          <text:p text:style-name="P16">Оплата труда при отклонении от нормальных условий труда, включая различные виды оплаты (по квалификации, сверхурочная работа, ночное время и др.).</text:p>
        </text:list-item>
        <text:list-item>
          <text:p text:style-name="P16">Охрана труда - система обеспечения безопасных условий работы и здоровья работников.</text:p>
        </text:list-item>
        <text:list-item>
          <text:p text:style-name="P16">Дисциплина труда - подчинение правилам поведения и ответственность за нарушения.</text:p>
        </text:list-item>
        <text:list-item>
          <text:p text:style-name="P15">Материальная ответственность - возмещение ущерба и причиненного вреда в рамках законодательства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5T22:12:05.791000000</dc:date>
    <meta:editing-duration>PT51M6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34" meta:word-count="350" meta:character-count="2648" meta:non-whitespace-character-count="2366"/>
  </office:meta>
</office:document-meta>
</file>